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top" draw:auto-grow-height="false" draw:shadow="visibl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cc" draw:textarea-horizontal-align="justify" draw:textarea-vertical-align="top" draw:auto-grow-height="false" draw:shadow="visible"/>
    </style:style>
    <style:style style:name="gr5" style:family="graphic" style:parent-style-name="standard">
      <style:graphic-properties draw:fill="solid" draw:fill-color="#ffcc99" draw:textarea-horizontal-align="justify" draw:textarea-vertical-align="top" draw:auto-grow-height="false" draw:shadow="visible"/>
    </style:style>
    <style:style style:name="gr6" style:family="graphic" style:parent-style-name="standard">
      <style:graphic-properties draw:fill="solid" draw:fill-color="#198a8a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marker-start="Arrow" draw:marker-start-width="0.3cm" draw:marker-end="Arrow" draw:marker-end-width="0.3cm" draw:fill="solid" draw:fill-color="#198a8a" draw:textarea-vertical-align="middle" draw:shadow="visible"/>
    </style:style>
    <style:style style:name="gr8" style:family="graphic" style:parent-style-name="standard">
      <style:graphic-properties draw:fill="solid" draw:fill-color="#ffffff" draw:textarea-vertical-align="middle" fo:min-height="1.55cm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center"/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9cm" svg:height="29.6cm" svg:x="2.1cm" svg:y="2.9cm">
          <text:p text:style-name="P1"><text:span text:style-name="T1">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9cm" svg:height="7.4cm" svg:x="4.1cm" svg:y="5.8cm">
          <text:p text:style-name="P2">MINECR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2cm" svg:height="9.3cm" svg:x="4.3cm" svg:y="19.7cm">
          <text:p text:style-name="P2">SOFTWARE 1</text:p>
          <text:p text:style-name="P2">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4.5cm" svg:height="29.3cm" svg:x="32cm" svg:y="2.9cm">
          <text:p text:style-name="P1"><text:span text:style-name="T1">MOVIL</text:span></text:p>
          <text:p text:style-name="P1"><text:span text:style-name="T1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2cm" svg:height="23cm" svg:x="33.3cm" svg:y="6.9cm">
          <text:p text:style-name="P2">INTERFAZ VISUAL DE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9cm" svg:height="11cm" svg:x="35cm" svg:y="11.9cm">
          <text:p text:style-name="P2">SOFTWARE 2</text:p>
          <text:p text:style-name="P2">ANDR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34.1cm" svg:y1="16.6cm" svg:x2="14.9cm" svg:y2="24.2cm">
          <text:p/>
        </draw:line>
        <draw:line draw:style-name="gr7" draw:text-style-name="P2" draw:layer="layout" svg:x1="9cm" svg:y1="19.3cm" svg:x2="9cm" svg:y2="13.7cm">
          <text:p/>
        </draw:line>
        <draw:frame draw:style-name="gr8" draw:text-style-name="P3" draw:layer="layout" svg:width="4.7cm" svg:height="1.8cm" svg:x="22.9cm" svg:y="19.3cm">
          <draw:text-box>
            <text:p text:style-name="P3"><text:span text:style-name="T2">U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istian Aguere Clavel</meta:initial-creator>
    <meta:creation-date>2013-11-05T20:38:10</meta:creation-date>
    <dc:date>2013-11-05T21:44:07</dc:date>
    <dc:creator>Cristian Aguere Clavel</dc:creator>
    <meta:editing-duration>PT44M35S</meta:editing-duration>
    <meta:editing-cycles>1</meta:editing-cycles>
    <meta:document-statistic meta:object-count="9"/>
    <meta:generator>LibreOffice/4.0.2.2$Linux_X86_64 LibreOffice_project/400m0$Build-2</meta:generator>
  </office:meta>
</office:document-meta>
</file>